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Ponomar Unicode" svg:font-family="'Ponomar Unicode'"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1.625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language="ru" fo:country="RU"/>
    </style:style>
    <style:style style:name="P2" style:family="paragraph" style:parent-style-name="Text_20_body">
      <style:text-properties fo:language="ru" fo:country="RU"/>
    </style:style>
    <style:style style:name="P3" style:family="paragraph" style:parent-style-name="Text_20_body">
      <style:text-properties fo:language="ru" fo:country="RU" fo:font-weight="bold" officeooo:rsid="00192446" officeooo:paragraph-rsid="00192446" style:font-weight-asian="bold" style:font-weight-complex="bold"/>
    </style:style>
    <style:style style:name="P4" style:family="paragraph" style:parent-style-name="Text_20_body">
      <style:text-properties fo:language="ru" fo:country="RU" officeooo:paragraph-rsid="00192446"/>
    </style:style>
    <style:style style:name="P5" style:family="paragraph" style:parent-style-name="Text_20_body">
      <style:text-properties fo:language="ru" fo:country="RU" officeooo:paragraph-rsid="001df8af"/>
    </style:style>
    <style:style style:name="P6" style:family="paragraph" style:parent-style-name="Text_20_body">
      <style:text-properties fo:language="ru" fo:country="RU" officeooo:paragraph-rsid="00230f65"/>
    </style:style>
    <style:style style:name="P7" style:family="paragraph" style:parent-style-name="Text_20_body">
      <style:text-properties fo:language="ru" fo:country="RU" officeooo:paragraph-rsid="0026f91a"/>
    </style:style>
    <style:style style:name="P8" style:family="paragraph" style:parent-style-name="Text_20_body">
      <style:text-properties fo:language="ru" fo:country="RU" officeooo:paragraph-rsid="002ef9a9"/>
    </style:style>
    <style:style style:name="P9" style:family="paragraph" style:parent-style-name="Text_20_body">
      <style:text-properties fo:language="ru" fo:country="RU" officeooo:paragraph-rsid="0033669b"/>
    </style:style>
    <style:style style:name="P10" style:family="paragraph" style:parent-style-name="Text_20_body">
      <style:text-properties fo:language="ru" fo:country="RU" officeooo:paragraph-rsid="003507f7"/>
    </style:style>
    <style:style style:name="P11" style:family="paragraph" style:parent-style-name="Text_20_body">
      <style:text-properties fo:language="ru" fo:country="RU" officeooo:paragraph-rsid="00351e40"/>
    </style:style>
    <style:style style:name="P12" style:family="paragraph" style:parent-style-name="Text_20_body">
      <style:paragraph-properties fo:text-align="center" style:justify-single-word="false"/>
      <style:text-properties fo:language="ru" fo:country="RU"/>
    </style:style>
    <style:style style:name="P13" style:family="paragraph" style:parent-style-name="Text_20_body">
      <style:text-properties fo:language="ru" fo:country="RU" officeooo:paragraph-rsid="0039ac5c"/>
    </style:style>
    <style:style style:name="P14" style:family="paragraph" style:parent-style-name="Text_20_body">
      <style:text-properties fo:language="ru" fo:country="RU" officeooo:paragraph-rsid="003c6856"/>
    </style:style>
    <style:style style:name="P15" style:family="paragraph" style:parent-style-name="Footnote">
      <style:text-properties fo:language="ru" fo:country="RU"/>
    </style:style>
    <style:style style:name="P16" style:family="paragraph" style:parent-style-name="First_20_paragraph">
      <style:text-properties fo:language="ru" fo:country="RU"/>
    </style:style>
    <style:style style:name="P17" style:family="paragraph" style:parent-style-name="First_20_paragraph">
      <style:text-properties fo:language="ru" fo:country="RU" officeooo:paragraph-rsid="00192446"/>
    </style:style>
    <style:style style:name="P18" style:family="paragraph" style:parent-style-name="First_20_paragraph">
      <style:text-properties fo:language="ru" fo:country="RU" officeooo:paragraph-rsid="00351e40"/>
    </style:style>
    <style:style style:name="P19" style:family="paragraph" style:parent-style-name="First_20_paragraph">
      <style:text-properties fo:language="ru" fo:country="RU" officeooo:paragraph-rsid="003705dd"/>
    </style:style>
    <style:style style:name="P20" style:family="paragraph" style:parent-style-name="First_20_paragraph">
      <style:text-properties fo:language="ru" fo:country="RU" officeooo:paragraph-rsid="0037dafd"/>
    </style:style>
    <style:style style:name="P21" style:family="paragraph" style:parent-style-name="First_20_paragraph">
      <style:text-properties fo:language="ru" fo:country="RU" officeooo:paragraph-rsid="0039ac5c"/>
    </style:style>
    <style:style style:name="P22" style:family="paragraph" style:parent-style-name="Table_20_Contents">
      <style:paragraph-properties fo:margin-left="0.0618in" fo:margin-right="0.0618in" fo:text-align="start" style:justify-single-word="false" fo:text-indent="2.5in" style:auto-text-indent="false" text:number-lines="false" text:line-number="0"/>
      <style:text-properties style:font-name="Ponomar Unicode" fo:language="ru" fo:country="RU"/>
    </style:style>
    <style:style style:name="P23" style:family="paragraph" style:parent-style-name="Heading_20_1">
      <style:text-properties fo:language="ru" fo:country="RU"/>
    </style:style>
    <style:style style:name="P24" style:family="paragraph" style:parent-style-name="Heading_20_2">
      <style:text-properties fo:language="ru" fo:country="RU"/>
    </style:style>
    <style:style style:name="P25" style:family="paragraph" style:parent-style-name="Text_20_body">
      <style:text-properties fo:language="ru" fo:country="RU"/>
    </style:style>
    <style:style style:name="P26" style:family="paragraph" style:parent-style-name="Text_20_body" style:list-style-name="L1">
      <style:text-properties fo:language="ru" fo:country="RU"/>
    </style:style>
    <style:style style:name="P27" style:family="paragraph" style:parent-style-name="Text_20_body" style:list-style-name="L1">
      <style:text-properties fo:language="ru" fo:country="RU" officeooo:paragraph-rsid="0037dafd"/>
    </style:style>
    <style:style style:name="P28" style:family="paragraph" style:parent-style-name="Text_20_body">
      <style:text-properties fo:language="ru" fo:country="RU" officeooo:paragraph-rsid="003f2bbd"/>
    </style:style>
    <style:style style:name="P29" style:family="paragraph" style:parent-style-name="Text_20_body">
      <style:paragraph-properties fo:text-align="center" style:justify-single-word="false"/>
      <style:text-properties fo:language="ru" fo:country="RU" fo:font-weight="bold" officeooo:rsid="003f2bbd" officeooo:paragraph-rsid="003f2bbd" style:font-weight-asian="bold" style:font-weight-complex="bold"/>
    </style:style>
    <style:style style:name="P30"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10pt" fo:language="ru" fo:country="RU" officeooo:paragraph-rsid="003f2bbd" style:font-size-asian="10pt" style:font-size-complex="10pt"/>
    </style:style>
    <style:style style:name="P3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10pt" fo:language="ru" fo:country="RU" fo:font-weight="bold" officeooo:rsid="003f2bbd" officeooo:paragraph-rsid="003f2bbd" style:font-size-asian="10pt" style:font-weight-asian="bold" style:font-size-complex="10pt" style:font-weight-complex="bold"/>
    </style:style>
    <style:style style:name="P32"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10pt" fo:language="ru" fo:country="RU" fo:font-weight="bold" officeooo:paragraph-rsid="003f2bbd" style:font-size-asian="10pt" style:font-weight-asian="bold" style:font-size-complex="10pt" style:font-weight-complex="bold"/>
    </style:style>
    <style:style style:name="P33" style:family="paragraph" style:parent-style-name="Table_20_Heading">
      <style:paragraph-properties fo:margin-left="0in" fo:margin-right="0in" fo:margin-top="0in" fo:margin-bottom="0in" style:contextual-spacing="false" fo:text-align="center" style:justify-single-word="false" fo:text-indent="0in" style:auto-text-indent="false"/>
      <style:text-properties fo:font-size="10pt" style:font-size-asian="10pt" style:font-size-complex="10pt"/>
    </style:style>
    <style:style style:name="P34" style:family="paragraph" style:parent-style-name="Footnote">
      <style:text-properties fo:font-style="italic" officeooo:rsid="003f2bbd" officeooo:paragraph-rsid="003fe17a" style:font-style-asian="italic" style:font-style-complex="italic"/>
    </style:style>
    <style:style style:name="P35" style:family="paragraph" style:parent-style-name="Footnote">
      <style:text-properties fo:font-style="italic" officeooo:rsid="003fe17a" officeooo:paragraph-rsid="003fe17a" style:font-style-asian="italic" style:font-style-complex="italic"/>
    </style:style>
    <style:style style:name="P36" style:family="paragraph" style:parent-style-name="Title">
      <style:text-properties fo:language="ru" fo:country="RU"/>
    </style:style>
    <style:style style:name="P37" style:family="paragraph" style:parent-style-name="Table">
      <style:paragraph-properties fo:keep-with-next="always"/>
    </style:style>
    <style:style style:name="T1" style:family="text">
      <style:text-properties fo:font-style="italic" style:font-style-asian="italic" style:font-style-complex="italic"/>
    </style:style>
    <style:style style:name="T2" style:family="text">
      <style:text-properties fo:font-style="italic" officeooo:rsid="00351e40" style:font-style-asian="italic" style:font-style-complex="italic"/>
    </style:style>
    <style:style style:name="T3" style:family="text">
      <style:text-properties fo:font-style="italic" officeooo:rsid="003c6856" style:font-style-asian="italic" style:font-style-complex="italic"/>
    </style:style>
    <style:style style:name="T4" style:family="text">
      <style:text-properties style:font-name="Courier New" style:font-name-asian="Courier New" style:font-name-complex="Courier New"/>
    </style:style>
    <style:style style:name="T5" style:family="text">
      <style:text-properties style:font-name="Courier New" fo:language="ru" fo:country="RU" style:font-name-asian="Courier New" style:font-name-complex="Courier New"/>
    </style:style>
    <style:style style:name="T6" style:family="text">
      <style:text-properties style:text-position="sub 58%"/>
    </style:style>
    <style:style style:name="T7" style:family="text">
      <style:text-properties style:text-position="sub 58%" fo:font-style="italic" style:font-style-asian="italic" style:font-style-complex="italic"/>
    </style:style>
    <style:style style:name="T8" style:family="text">
      <style:text-properties style:text-position="sub 58%" fo:font-style="italic" officeooo:rsid="003e0843" style:font-style-asian="italic" style:font-style-complex="italic"/>
    </style:style>
    <style:style style:name="T9" style:family="text">
      <style:text-properties style:text-position="super 58%" fo:font-style="italic" style:font-style-asian="italic" style:font-style-complex="italic"/>
    </style:style>
    <style:style style:name="T10" style:family="text">
      <style:text-properties fo:language="ru" fo:country="RU"/>
    </style:style>
    <style:style style:name="T11" style:family="text">
      <style:text-properties fo:language="ru" fo:country="RU" fo:font-style="italic" style:font-style-asian="italic" style:font-style-complex="italic"/>
    </style:style>
    <style:style style:name="T12" style:family="text">
      <style:text-properties fo:language="ru" fo:country="RU" officeooo:rsid="003f2bbd"/>
    </style:style>
    <style:style style:name="T13" style:family="text">
      <style:text-properties officeooo:rsid="00192446"/>
    </style:style>
    <style:style style:name="T14" style:family="text">
      <style:text-properties fo:font-weight="normal" style:font-weight-asian="normal" style:font-weight-complex="normal"/>
    </style:style>
    <style:style style:name="T15" style:family="text">
      <style:text-properties fo:font-weight="normal" officeooo:rsid="003f2bbd" style:font-weight-asian="normal" style:font-weight-complex="normal"/>
    </style:style>
    <style:style style:name="T16" style:family="text">
      <style:text-properties style:font-name="Ponomar Unicode" officeooo:rsid="00192446"/>
    </style:style>
    <style:style style:name="T17" style:family="text">
      <style:text-properties style:font-name="Ponomar Unicode" officeooo:rsid="0019926b"/>
    </style:style>
    <style:style style:name="T18" style:family="text">
      <style:text-properties style:font-name="Ponomar Unicode" officeooo:rsid="001be646"/>
    </style:style>
    <style:style style:name="T19" style:family="text">
      <style:text-properties style:font-name="Ponomar Unicode" officeooo:rsid="001d82bd"/>
    </style:style>
    <style:style style:name="T20" style:family="text">
      <style:text-properties style:font-name="Ponomar Unicode" officeooo:rsid="001df8af"/>
    </style:style>
    <style:style style:name="T21" style:family="text">
      <style:text-properties style:font-name="Ponomar Unicode" officeooo:rsid="00213d71"/>
    </style:style>
    <style:style style:name="T22" style:family="text">
      <style:text-properties style:font-name="Ponomar Unicode" officeooo:rsid="0021b567"/>
    </style:style>
    <style:style style:name="T23" style:family="text">
      <style:text-properties style:font-name="Ponomar Unicode" officeooo:rsid="0021d4e3"/>
    </style:style>
    <style:style style:name="T24" style:family="text">
      <style:text-properties style:font-name="Ponomar Unicode" officeooo:rsid="00224377"/>
    </style:style>
    <style:style style:name="T25" style:family="text">
      <style:text-properties style:font-name="Ponomar Unicode" officeooo:rsid="00230f65"/>
    </style:style>
    <style:style style:name="T26" style:family="text">
      <style:text-properties style:font-name="Ponomar Unicode" officeooo:rsid="0024adfd"/>
    </style:style>
    <style:style style:name="T27" style:family="text">
      <style:text-properties style:font-name="Ponomar Unicode" officeooo:rsid="0025382d"/>
    </style:style>
    <style:style style:name="T28" style:family="text">
      <style:text-properties style:font-name="Ponomar Unicode" officeooo:rsid="0025c072"/>
    </style:style>
    <style:style style:name="T29" style:family="text">
      <style:text-properties style:font-name="Ponomar Unicode" officeooo:rsid="0026f91a"/>
    </style:style>
    <style:style style:name="T30" style:family="text">
      <style:text-properties style:font-name="Ponomar Unicode" officeooo:rsid="0028dd8a"/>
    </style:style>
    <style:style style:name="T31" style:family="text">
      <style:text-properties style:font-name="Ponomar Unicode" officeooo:rsid="002acc85"/>
    </style:style>
    <style:style style:name="T32" style:family="text">
      <style:text-properties style:font-name="Ponomar Unicode" officeooo:rsid="002ad056"/>
    </style:style>
    <style:style style:name="T33" style:family="text">
      <style:text-properties style:font-name="Ponomar Unicode" officeooo:rsid="002c5434"/>
    </style:style>
    <style:style style:name="T34" style:family="text">
      <style:text-properties style:font-name="Ponomar Unicode" officeooo:rsid="002d61cc"/>
    </style:style>
    <style:style style:name="T35" style:family="text">
      <style:text-properties style:font-name="Ponomar Unicode" officeooo:rsid="002ef9a9"/>
    </style:style>
    <style:style style:name="T36" style:family="text">
      <style:text-properties style:font-name="Ponomar Unicode" officeooo:rsid="002fcb96"/>
    </style:style>
    <style:style style:name="T37" style:family="text">
      <style:text-properties style:font-name="Ponomar Unicode" officeooo:rsid="00310fb5"/>
    </style:style>
    <style:style style:name="T38" style:family="text">
      <style:text-properties style:font-name="Ponomar Unicode" officeooo:rsid="00323207"/>
    </style:style>
    <style:style style:name="T39" style:family="text">
      <style:text-properties style:font-name="Ponomar Unicode" officeooo:rsid="0033669b"/>
    </style:style>
    <style:style style:name="T40" style:family="text">
      <style:text-properties style:font-name="Ponomar Unicode" officeooo:rsid="0033a11e"/>
    </style:style>
    <style:style style:name="T41" style:family="text">
      <style:text-properties style:font-name="Ponomar Unicode" officeooo:rsid="003507f7"/>
    </style:style>
    <style:style style:name="T42" style:family="text">
      <style:text-properties style:font-name="Ponomar Unicode" officeooo:rsid="0037dafd"/>
    </style:style>
    <style:style style:name="T43" style:family="text">
      <style:text-properties style:font-name="Ponomar Unicode" officeooo:rsid="0039ac5c"/>
    </style:style>
    <style:style style:name="T44" style:family="text">
      <style:text-properties officeooo:rsid="001be646"/>
    </style:style>
    <style:style style:name="T45" style:family="text">
      <style:text-properties officeooo:rsid="001d82bd"/>
    </style:style>
    <style:style style:name="T46" style:family="text">
      <style:text-properties officeooo:rsid="001df8af"/>
    </style:style>
    <style:style style:name="T47" style:family="text">
      <style:text-properties officeooo:rsid="00213d71"/>
    </style:style>
    <style:style style:name="T48" style:family="text">
      <style:text-properties officeooo:rsid="0021b567"/>
    </style:style>
    <style:style style:name="T49" style:family="text">
      <style:text-properties officeooo:rsid="00224377"/>
    </style:style>
    <style:style style:name="T50" style:family="text">
      <style:text-properties officeooo:rsid="00230f65"/>
    </style:style>
    <style:style style:name="T51" style:family="text">
      <style:text-properties officeooo:rsid="0025c072"/>
    </style:style>
    <style:style style:name="T52" style:family="text">
      <style:text-properties officeooo:rsid="0026f91a"/>
    </style:style>
    <style:style style:name="T53" style:family="text">
      <style:text-properties officeooo:rsid="0028dd8a"/>
    </style:style>
    <style:style style:name="T54" style:family="text">
      <style:text-properties officeooo:rsid="002acc85"/>
    </style:style>
    <style:style style:name="T55" style:family="text">
      <style:text-properties officeooo:rsid="002c5434"/>
    </style:style>
    <style:style style:name="T56" style:family="text">
      <style:text-properties officeooo:rsid="002ef9a9"/>
    </style:style>
    <style:style style:name="T57" style:family="text">
      <style:text-properties officeooo:rsid="00310fb5"/>
    </style:style>
    <style:style style:name="T58" style:family="text">
      <style:text-properties officeooo:rsid="003507f7"/>
    </style:style>
    <style:style style:name="T59" style:family="text">
      <style:text-properties officeooo:rsid="00351e40"/>
    </style:style>
    <style:style style:name="T60" style:family="text">
      <style:text-properties fo:font-style="normal" style:font-style-asian="normal" style:font-style-complex="normal"/>
    </style:style>
    <style:style style:name="T61" style:family="text">
      <style:text-properties fo:font-style="normal" officeooo:rsid="00351e40" style:font-style-asian="normal" style:font-style-complex="normal"/>
    </style:style>
    <style:style style:name="T62" style:family="text">
      <style:text-properties fo:font-style="normal" officeooo:rsid="003fe17a" style:font-style-asian="normal" style:font-style-complex="normal"/>
    </style:style>
    <style:style style:name="T63" style:family="text">
      <style:text-properties officeooo:rsid="003705dd"/>
    </style:style>
    <style:style style:name="T64" style:family="text">
      <style:text-properties officeooo:rsid="0039ac5c"/>
    </style:style>
    <style:style style:name="T65" style:family="text">
      <style:text-properties officeooo:rsid="003a9301"/>
    </style:style>
    <style:style style:name="T66" style:family="text">
      <style:text-properties officeooo:rsid="003aea11"/>
    </style:style>
    <style:style style:name="T67" style:family="text">
      <style:text-properties officeooo:rsid="003c6856"/>
    </style:style>
    <style:style style:name="T68" style:family="text">
      <style:text-properties officeooo:rsid="003e0843"/>
    </style:style>
    <style:style style:name="T69" style:family="text">
      <style:text-properties officeooo:rsid="003f2bbd"/>
    </style:style>
    <style:style style:name="T70" style:family="text">
      <style:text-properties style:font-name="Courier New" fo:language="ru" fo:country="RU"/>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Автоматизация слогоделения и переноса слов в церковнославянских текстах</text:h>
      <text:p text:style-name="P29">А. А. Андреев<text:note text:id="ftn0" text:note-class="footnote"><text:note-citation text:label="*">*</text:note-citation><text:note-body><text:p text:style-name="P34">Андреев Александр Андреевич – <text:span text:style-name="T62">магистр богословия, магистр экономических наук, аспирант кафедры Церковно-практических дисциплин Санкт-Петербургской духовной академии; aleksandr.andreev@gmail.com.</text:span></text:p></text:note-body></text:note><text:tab/>М. П. Крутиков<text:note text:id="ftn7" text:note-class="footnote"><text:note-citation text:label="†">†</text:note-citation><text:note-body><text:p text:style-name="P35">Крутиков Михаил Павлович<text:span text:style-name="T60"> – pgmmpk@gmail.com.</text:span></text:p></text:note-body></text:note></text:p>
      <text:p text:style-name="P3">Аннотация</text:p>
      <text:p text:style-name="P2">В данной статье формулируются правила переноса слов для церковнославянского языка и предлагается автоматизированное решение, основанное на методе Льянга. Авторы описывают процедуру разработки шаблонов переноса (<text:span text:style-name="T69">hyphenation patterns</text:span>) и предлагают методы оценки их эффективности.</text:p>
      <text:p text:style-name="P3">Ключевые слова:<text:span text:style-name="T14"> типографика, морфология, слогоделение, компьютерные алгоритмы, Юникод, </text:span><text:span text:style-name="T15">TeX, LaTeX, Алгоритм Кнута-Льянга, PATGEN.</text:span></text:p>
      <text:h text:style-name="P23" text:outline-level="1">Введение</text:h>
      <text:p text:style-name="P17">При наборе церковнославянского текста на компьютере, пользователь сталкивается с проблемой переноса слов. Необходимость переноса особенно актуальна при наборе богослужебных текстов, т. к. богослужебные книги обычно форматируются с выравниванием по ширине (<text:span text:style-name="T13">justified alignment</text:span>). В этом случае наличие сложных, многослоговых слов приводит к нежелательному растягиванию пробелов между словами. Перенос слов помогает выравнять текст по ширине и сократить ширину пробелов.</text:p>
      <text:p text:style-name="P4">При современном типографском наборе, перенос обычно выполняется программой верстки текста автоматически, используя алгоритм переноса (<text:span text:style-name="T13">hyphenation algorithm</text:span>), который зависит от языка текста и культурных особенностей. Однако в современных программах верстки текста нет алгоритма переноса для церковнославянского языка<text:note text:id="ftn1" text:note-class="footnote"><text:note-citation>1</text:note-citation><text:note-body><text:p text:style-name="P15">Отметим, что пакеты для набора церковнославянских текстов в системе TeX HipTeX и CSTeX поставлялись с шаблонами переносов в устаревших кодировках UCS и HIP, однако никаких описаний словарей или методологии создания шаблонов мы найти не смогли.</text:p></text:note-body></text:note>. Очевидно, что пользователь не может просто применить алгоритм переноса для русского языка к церковнославянскому тексту, т. к. церковнославянский язык имеет свой, отличный от русского языка набор букв. Также, как мы покажем ниже, правила переноса в церковнославянском языке несколько отличаются от правил современного русского языка.</text:p>
      <text:p text:style-name="P2">В данной статье мы описываем правила переноса для современного церковнославянского языка, т. е. языка «синодального извода», который используется в богослужебных текстах <text:soft-page-break/>Русской православной церкви сегодня. Далее мы описываем пути решения проблемы автоматизации переноса для системы верстки текста TeX, для чего авторами созданы соответствующие пакеты. При этом авторы смогли не только создать необходимые шаблоны переносов, но и разработать и применить методы тестирования их эффективности.</text:p>
      <text:h text:style-name="P23" text:outline-level="1">Правила слогоделения в церковнославянском языке</text:h>
      <text:p text:style-name="P16">Перенос слов в церковнославянском языке, как и в русском языке, должен происходить на границе слогов. Однако правила слогоделения подробно не описаны ни в одном учебном пособии по церковнославянскому языку. Просмотрев издания Московской и Санкт-Петербургской синодальных типографий и Киево-Печерской лавры за 1840–1917 гг., мы пришли к выводу, что, с учетом ряда дополнительных требований, связанных с особенностями церковнославянской орфографии, перенос слов в церковнославянских текстах должен следовать правилам слогоделения для русского языка в дореформенной орфографии. Эти дореформенные правила подробно описаны в классическом пособии Я. К. Грота(Грот 1902). Опираясь на указанные Я. К. Гротом правила, мы приводим правила слогоделения для церковнославянского языка.</text:p>
      <text:p text:style-name="P4">Для простых слов, следует сначала правильно выделить корень слова и отделить от корня суффиксы и окончания. Согласные внутри суффиксов (например, <text:span text:style-name="T16">-ство</text:span><text:span text:style-name="T13">, </text:span><text:span text:style-name="T16">-скїй</text:span>) не должны быть разделяемы. Если суффикс начинается с согласной, то он может переноситься на новую строку, как в словах: <text:span text:style-name="T16">же́н-скїй</text:span><text:span text:style-name="T13">, </text:span><text:span text:style-name="T16">за-блꙋ́жд-шихъ</text:span><text:span text:style-name="T13">, </text:span><text:span text:style-name="T16">кро́т-кїй</text:span><text:span text:style-name="T13">, </text:span><text:span text:style-name="T16">свѣ́т-лый</text:span><text:span text:style-name="T13">, </text:span><text:span text:style-name="T16">се́рд-це</text:span><text:span text:style-name="T13">, </text:span><text:span text:style-name="T16">скве́р-ный</text:span><text:span text:style-name="T13">, </text:span><text:span text:style-name="T16">тѣ́с-ный</text:span><text:span text:style-name="T13"> (но: </text:span><text:span text:style-name="T16">при́-сный</text:span><text:span text:style-name="T13">), </text:span><text:span text:style-name="T16">чис-ло̀</text:span><text:span text:style-name="T13"> (но: </text:span><text:span text:style-name="T16">ма́-сло</text:span><text:span text:style-name="T13">), </text:span><text:span text:style-name="T16">мо-ли́-тва</text:span><text:span text:style-name="T13"> (но: </text:span><text:span text:style-name="T16">клѧ́т-ва</text:span><text:span text:style-name="T13">).</text:span></text:p>
      <text:p text:style-name="P5">Группы согласных, стоящие вне суффикса разделяются по следующему принципу. Если стечение согласных начинается с плавного (<text:span text:style-name="T17">л</text:span>, <text:span text:style-name="T17">р</text:span>), носового (<text:span text:style-name="T17">н</text:span>, <text:span text:style-name="T17">м</text:span>) или шипящего (<text:span text:style-name="T17">ш</text:span>, <text:span text:style-name="T17">щ</text:span>, <text:span text:style-name="T17">ж</text:span>, <text:span text:style-name="T17">ч</text:span>), то буква, записывающая такой звук, остается на строке, а следующие за ней согласные, формирующие слог, переносятся: <text:span text:style-name="T18">во́л-ны</text:span><text:span text:style-name="T44">, </text:span><text:span text:style-name="T18">го́р-дость</text:span><text:span text:style-name="T44">, </text:span><text:span text:style-name="T18">до́н-деже</text:span><text:span text:style-name="T44">, </text:span><text:span text:style-name="T18">кам-па́нъ</text:span><text:span text:style-name="T44">, </text:span><text:span text:style-name="T18">мы́ш-ца</text:span><text:span text:style-name="T44">, </text:span><text:span text:style-name="T18">ѹ҆мерщ-вле́й</text:span><text:span text:style-name="T44">, </text:span><text:span text:style-name="T18">лꙋ́ч-ше</text:span>. К носовым следует также относить комбинации согласных <text:span text:style-name="T19">-гг-</text:span>, <text:span text:style-name="T19">-гк-</text:span>, <text:span text:style-name="T19">-гх-</text:span><text:span text:style-name="T45"> </text:span>в словах иностранного происхождения, в которых <text:span text:style-name="T18">г</text:span>, в <text:span text:style-name="T46">соответствии</text:span> с правилами греческого языка, читается как <text:span text:style-name="T18">н</text:span>. Так мы имеем: <text:span text:style-name="T20">а҆г-кѵ́ра</text:span><text:span text:style-name="T46">, </text:span><text:span text:style-name="T20">а҆гаѳаг-ге́лъ</text:span><text:span text:style-name="T46"> (но: </text:span><text:span text:style-name="T20">а҆-гге́й</text:span><text:span text:style-name="T46">), </text:span><text:span text:style-name="T20">паг-ха́-рїй</text:span>.</text:p>
      <text:p text:style-name="P6">Если стечение согласных начинается с другого звука, например, с губных или зубных, то все согласные стечения переносятся на следующую строку, как в случаях <text:span text:style-name="T21">сре-бро̀</text:span><text:span text:style-name="T47">, </text:span><text:span text:style-name="T21">га-врїи́лъ</text:span><text:span text:style-name="T47">, </text:span><text:span text:style-name="T21">є҆-фре́мъ</text:span><text:span text:style-name="T47">, </text:span><text:span text:style-name="T21">не-пщева́ти</text:span>. В особенности не следует разделять согласные после <text:span text:style-name="T21">с</text:span>: <text:span text:style-name="T22">па́-сха</text:span> (неправильно: <text:span text:style-name="T22">па́с-ха</text:span>), <text:span text:style-name="T22">пе-ска̀</text:span><text:span text:style-name="T48"> </text:span>(а не <text:span text:style-name="T22">пес-ка̀</text:span>), <text:span text:style-name="T23">при́-снѡ</text:span>, <text:span text:style-name="T23">го-спо́день</text:span>, но: <text:span text:style-name="T23">чис-ло̀</text:span>. Также не следует разделять сочетания согласных, в которых происходит смягчение: <text:span text:style-name="T24">-мл-</text:span><text:span text:style-name="T49">, </text:span><text:span text:style-name="T24">-бл-</text:span><text:span text:style-name="T49">, </text:span><text:span text:style-name="T24">-вл-</text:span><text:span text:style-name="T49">, </text:span><text:span text:style-name="T24">-пл-</text:span><text:span text:style-name="T49">, </text:span><text:span text:style-name="T24">-жд-</text:span>: <text:span text:style-name="T25">зе-млѧ̀</text:span>, <text:span text:style-name="T25">до́-блїй</text:span>, <text:span text:style-name="T25">и҆зба-вле́нїе</text:span><text:span text:style-name="T50"> </text:span>(но: <text:span text:style-name="T25">і҆а́кѡв-лю</text:span>), <text:span text:style-name="T25">ме-ждꙋ̀</text:span>.</text:p>
      <text:p text:style-name="P7">Правильное разделение стечений согласных является сложным нюансом при <text:soft-page-break/>слогоделении; в остальных случаях действуют достаточно простые правила, похожие на соответствующие правила в русском языке. Согласная, стоящая между двумя гласными, начинает новый слог: <text:span text:style-name="T26">мо-на́-си</text:span>, <text:span text:style-name="T26">мо-лѧ́-ще</text:span>; две одинаковые согласные разделяются: <text:span text:style-name="T26">а҆м-мꙋ́нъ</text:span>, <text:span text:style-name="T26">а҆́н-на</text:span>, <text:span text:style-name="T26">ва́с-са</text:span>; когда одна согласная отделена от другой согласной ерем, то слог начинается после еря: <text:span text:style-name="T27">вель-мѝ</text:span>, <text:span text:style-name="T27">де́нь-ги</text:span>. Две стоящие подряд гласные разделяются, за исключением диграфа <text:span text:style-name="T28">ᲂу</text:span>, который никогда не разделяется: <text:span text:style-name="T28">а҆-а-рѡ́нъ</text:span><text:span text:style-name="T51">,</text:span><text:span text:style-name="T28"> кле-о́-па</text:span><text:span text:style-name="T51">, </text:span><text:span text:style-name="T28">ѹ҆́-ме</text:span>. Наконец буква <text:span text:style-name="T29">ѵ</text:span> в тех случаях, когда она читается как <text:span text:style-name="T29">в</text:span>, не отделяется от предшествующей ей гласной, если за ней следует согласная: <text:span text:style-name="T29">а҆́ѵ-гꙋстъ</text:span><text:span text:style-name="T52">, </text:span><text:span text:style-name="T29">є҆ѵ-ге́-нїй</text:span><text:span text:style-name="T52"> (но: </text:span><text:span text:style-name="T29">ле-ѵі́тъ</text:span><text:span text:style-name="T52">, </text:span><text:span text:style-name="T29">на-ѵи́нъ</text:span><text:span text:style-name="T52">.</text:span></text:p>
      <text:p text:style-name="P8">Отдельные правила относятся к слогоделению сложных слов, состоящих из нескольких корней или из префикса (приставки) и корня. В этих случаях необходимо разделить слово по слогам так, чтобы сохранить структуру корней и префикса, т. е. чтобы согласные, принадлежащие корню не были отнесены к префиксу, и наоборот. При этом разделение сложного слова на корни и префиксы может нарушать правила слогоделения для простых слов, указанные выше. Так следует писать: <text:span text:style-name="T30">и҆с-кꙋ-пи́лъ</text:span>, <text:span text:style-name="T30">и҆с-по-вѣ́-да-нї-е</text:span><text:span text:style-name="T53"> </text:span>(но <text:span text:style-name="T30">и҆-скра̀</text:span>, <text:span text:style-name="T30">и҆́-сти-на</text:span>); <text:span text:style-name="T31">вос-кли́к-нꙋть</text:span><text:span text:style-name="T54"> </text:span>(но <text:span text:style-name="T31">во-скре-се́-нї-е</text:span>); <text:span text:style-name="T31">со-зва̀</text:span><text:span text:style-name="T54"> </text:span>(а не <text:span text:style-name="T31">соз-ва̀</text:span>); <text:span text:style-name="T31">под-но́-жї-е</text:span>, <text:span text:style-name="T31">под-кло-ни́-ти</text:span><text:span text:style-name="T54"> </text:span>(но <text:span text:style-name="T32">по́-двигъ</text:span>, <text:span text:style-name="T32">по-дра-жа́-ти</text:span>); <text:span text:style-name="T33">по-зна̀</text:span>, <text:span text:style-name="T33">по́-мнити</text:span>; <text:span text:style-name="T33">рас-ка́-ѧ-нї-е</text:span>; наконец, <text:span text:style-name="T33">без-ꙋ́м-ный</text:span>, <text:span text:style-name="T33">раз-ꙋ́м-нѡ</text:span><text:span text:style-name="T55"> </text:span>(в этих случаях в церковнославянском языке часто сохраняется ер в конце префикса, например при написании <text:span text:style-name="T34">без̾-ꙋ́м-ный</text:span>). Однако если после префикса выпала согласная, относящаяся к корню слова, то гласная, следующая за префиксом не может начинать слога; так следует переносить <text:span text:style-name="T35">ѡ҆-би-та́-ти</text:span> (а не <text:span text:style-name="T35">ѡ҆б-и-та́-ти</text:span>), <text:span text:style-name="T35">и҆-зы́-де</text:span><text:span text:style-name="T56"> </text:span>(а не <text:span text:style-name="T35">и҆з-ы́-де</text:span>).</text:p>
      <text:p text:style-name="P9">Теперь перейдем к ряду правил, касающихся непосредственно церковнославянской орфографии. В словах, в которых присутствуют сокращения с титлом или буквенным титлом, нельзя разделять внутри записанного под титлом сокращения, т. е. нельзя писать <text:span text:style-name="T36">а҆́г-г҃ли</text:span>, <text:span text:style-name="T36">воскрⷭ҇-ный</text:span>. Обзор изданий церковнославянских богослужебных книг за 1840–1917 гг. показал, что разделение на слоги возможно только: при отделении префикса от сокращенного корня (например, <text:span text:style-name="T37">во-скрⷭ҇лъ</text:span>, <text:span text:style-name="T37">все-чⷭ҇тно́-е</text:span>, <text:span text:style-name="T37">пре-чтⷭ҇а-ѧ</text:span><text:span text:style-name="T57"> </text:span>и даже <text:span text:style-name="T37">пре-чⷭ҇та-ѧ</text:span>) перед гласной, предшествующей сокращенному стечению (например, <text:span text:style-name="T38">а҆р-ха́гг҃лъ</text:span>, <text:span text:style-name="T38">і҆-ерⷭ҇ли́мъ</text:span>); или после гласной или еря, начинающих следующий за сокращенным стечением слог (<text:span text:style-name="T39">млⷭ҇рдї-е</text:span>, <text:span text:style-name="T39">а҆пⷭ҇ль-скїй</text:span>, <text:span text:style-name="T39">мч҃ни-ка</text:span>; но <text:span text:style-name="T39">мч҃нка</text:span>).</text:p>
      <text:p text:style-name="P10">В русском языке слог, состоящий из одной гласной, находящейся в начале или в конце слова, не может быть перенесен (так, неправильными были бы переносы в русских словах <text:span text:style-name="T1">и-мя</text:span>, <text:span text:style-name="T1">тво-ё</text:span>). Однако в церковнославянских текстах синодальной эпохи наблюдается перенос после слогов <text:span text:style-name="T40">ѡ҆-</text:span>, <text:span text:style-name="T40">ѿ-</text:span>, и <text:span text:style-name="T40">ᲂу҆-</text:span>, находящихся в начале слова, ввиду того, что они являются префиксами. Так допускаются переносы <text:span text:style-name="T41">ѡ҆-свѧще́нїе</text:span>, <text:span text:style-name="T41">ѿ-вале́нъ</text:span>, <text:span text:style-name="T41">ѹ҆-дивлѧ́ѧ</text:span>. <text:soft-page-break/>Другие однобуквенные слоги в начале слова не следует отделять и оставлять на предыдущей строке, равно как не следует переносить однобуквенный слог в конце слова (так, не следует переносить <text:span text:style-name="T41">є҆-вре́и</text:span><text:span text:style-name="T58"> </text:span>или <text:span text:style-name="T41">є҆вре́-и</text:span>).</text:p>
      <text:h text:style-name="P23" text:outline-level="1">Разработка автоматизации слогоделения</text:h>
      <text:h text:style-name="P24" text:outline-level="2">Алгоритм слогоделения TeX</text:h>
      <text:p text:style-name="P18">Проблема правильного переноса слов существует столько же, сколько и искусство печатного набора текста. О ней упоминается в первом пособии по типографике, <text:span text:style-name="T2">Mechanick Exercises</text:span><text:span text:style-name="T59"> </text:span>Джозефа Моксона (1683 г.). С разработкой компьютерной типографики в середине XX в. появляются и первые попытки автоматизированного решения проблемы переноса. Изначально были выявлены два возможных подхода: словарный и логический. Однако при ограничениях оперативной памяти и скорости процессора, словарный подход являлся неэффективным. С другой стороны, на практике оказывается, что слишком трудно написать список всех правил, что требуется для логического подхода.</text:p>
      <text:p text:style-name="P11">Уникальное решение проблемы автоматизации переноса слов предложил Франклин Льянг(Liang 1983). Это решение, известное как Алгоритм Кнута–Льянга, впоследствии стало стандартным в компьютерной типографике, и применяется не только в системе верстки текста TeX, для которой оно было изначально разработано Льянгом, но и в других программах(Первое описание системы TeX см. Knuth 1979). Алгоритм Кнута–Льянга основан на идее шаблонов слогоделения (<text:span text:style-name="T59">hyphenation pattern</text:span>). Каждый шаблон, если он совпадает с подстрокой в слове, предлагает набор точек возможного слогоделения и набор точек, где слогоделение запрещено. Все шаблоны организованы по «уровням». Шаблоны первого уровня предлагают точки возможного слогоделения, а шаблоны второго уровня задают места, где слогоделение запрещено. Шаблоны третьего уровня снова предлагают точки слогоделения, и так далее, при чем шаблоны нечетных уровней всегда предлагают точки переноса, а шаблоны четных уровней запрещают переносы. Шаблоны более высоких уровней имеют приоритет и «перекрывают» решения предыдущих уровней. Окончательно точки возможных переносов <text:span text:style-name="T59">получаются</text:span> после применения шаблонов всех уровней к <text:span text:style-name="T59">данному</text:span> слову. Льянг также предложил решение проблемы автоматического создания шаблонов. Для этого, исследователь написал программу <text:span text:style-name="T4">PATGEN</text:span> (<text:span text:style-name="T1">pattern generator</text:span> = генератор шаблонов), которая строит шаблоны из заданного словаря разделенных по слогам слов. Шаблоны подбираются последовательно по уровням. Сначала программа просматривает словарь и выбирает разрешающие шаблоны первого уровня, затем – запрещающие шаблоны второго уровня, и так далее для всех уровней. Заметим, что результат действия шаблонов какого-то уровня является нетривиальной комбинацией вкладов каждого шаблона. Из-за сложного взаимодействия разных шаблонов, невозможно количественно оценить вклад данного шаблона в конечный результат. Льянг предложил простой эвристический подход к отбору шаблонов, который основан на подсчете удачных и неудачных точек переноса, предложенных данным шаблоном, игнорируя взаимодействие с другими шаблонами. Программа перебирает все возможные шаблоны и отбирает те, которые считает «удачными». Критерий отбора <text:soft-page-break/>определяется простой линейной формулой</text:p>
      <text:p text:style-name="P12"><text:span text:style-name="T1">good</text:span> * <text:span text:style-name="T1">good</text:span>_<text:span text:style-name="T1">wt</text:span> − <text:span text:style-name="T1">bad</text:span> * <text:span text:style-name="T1">bad</text:span>_<text:span text:style-name="T1">wt</text:span> ≥ <text:span text:style-name="T1">threshold<text:tab/></text:span><text:span text:style-name="T61">(1)</text:span></text:p>
      <text:p text:style-name="P2">где параметры <text:span text:style-name="T1">good</text:span>_<text:span text:style-name="T1">wt</text:span>, <text:span text:style-name="T1">bad</text:span>_<text:span text:style-name="T1">wt</text:span> и <text:span text:style-name="T1">threshold</text:span> подбираются методом проб и ошибок для каждого уровня.</text:p>
      <text:h text:style-name="P24" text:outline-level="2">Применение Алгоритма Кнута–Льянга к другим языкам</text:h>
      <text:p text:style-name="P16">Алгоритм Кнута–Льянга был изначально предложен только для английского языка, который удобен тем, что записывается ограниченным количеством символов. Впоследствии, возможности TeX были расширены созданием дополнительных кодовых таблиц(Кодировка (ET). См. Ferguson 1990). Одновременно П. Брейтенлохнер написал расширенную программу <text:span text:style-name="T4">PATGEN2</text:span>(См. описание в пособии Haralambous 1993), которая была успешно применена к созданию, например, шаблонов для древнегреческого языка(Haralambous 1992). С созданием стандарта Юникод в 1991 г., подход с разработкой альтернативных 8-битных кодировок потерял свою актуальность. Д. Антош и П. Сойка разработали программу <text:span text:style-name="T4">OPatGen</text:span> (Ω  <text:span text:style-name="T1">pattern generator</text:span>), которая поддерживает Юникод и позволяет работать с большими алфавитами(Sojka and Antoš 2003). Однако на данный момент она значительно устарела. Для разработки шаблонов для церковнославянского языка потребовалась новая программа, написанная на высокоуровневом языке программирования. В этих целях М. П. Крутиков разработал на языке <text:span text:style-name="T4">Python</text:span> программу <text:span text:style-name="T4">pypatgen</text:span><text:note text:id="ftn2" text:note-class="footnote"><text:note-citation>2</text:note-citation><text:note-body><text:p text:style-name="Footnote"><text:span text:style-name="T10">Описание и инструкции по пользованию см. </text:span><text:a xlink:type="simple" xlink:href="https://github.com/pgmmpk/pypatgen/"><text:span text:style-name="Definition"><text:span text:style-name="T10">https://github.com/pgmmpk/pypatgen/</text:span></text:span></text:a><text:span text:style-name="T10">.</text:span></text:p></text:note-body></text:note>. Простота реализации и использование языка высокого уровня открывают возможности для внесения последующих изменений в исходный код с целью дальнейшего развития инструментария.</text:p>
      <text:h text:style-name="P23" text:outline-level="1">Создание шаблонов для церковнославянского языка</text:h>
      <text:p text:style-name="P16">В этом разделе мы опишем процедуру создания шаблонов используя программу <text:span text:style-name="T4">pypatgen</text:span>, а в следующем разделе – примененный нами метод оценки эффективности шаблонов.</text:p>
      <text:h text:style-name="P24" text:outline-level="2">Генерирование шаблонов</text:h>
      <text:p text:style-name="P19">Процедура создания шаблонов для TeX происходит в следующей последовательности. Для начала был подготовлен словарь церковнославянских слов. В этих целях мы выбрали из словаря, содержащего все слова, встречающиеся в корпусе современных богослужебных текстов<text:note text:id="ftn3" text:note-class="footnote"><text:note-citation>3</text:note-citation><text:note-body><text:p text:style-name="P15">Этот полный словарь содержит в совокупности 134.392 слова.</text:p></text:note-body></text:note>, те, которые отвечают за 90% случаев употребления слова. К этому списку слов были добавлены случайно выбранные имена собственные из Требника, а также технические термины из церковнославянского раздела Общего хранилища данных о локалях (<text:span text:style-name="T63">Common Locale Data Repository</text:span>, CLDR)<text:note text:id="ftn4" text:note-class="footnote"><text:note-citation>4</text:note-citation><text:note-body><text:p text:style-name="Footnote"><text:span text:style-name="T10">См. </text:span><text:a xlink:type="simple" xlink:href="http://cldr.unicode.org/"><text:span text:style-name="Definition"><text:span text:style-name="T10">http://cldr.unicode.org/</text:span></text:span></text:a><text:span text:style-name="T10">.</text:span></text:p></text:note-body></text:note>. В итоге мы получили словарь, содержащий 17.525 церковнославянских слов, которые затем были разбиты по слогам вручную.</text:p>
      <text:p text:style-name="P2"><text:soft-page-break/>Далее над этим словарем был запущен алгоритм генерирования шаблонов используя программу <text:span text:style-name="T4">pypatgen</text:span> (версия 0.2.9). Параметры <text:span text:style-name="T1">good</text:span>_<text:span text:style-name="T1">wt</text:span>, <text:span text:style-name="T1">bad</text:span>_<text:span text:style-name="T1">wt</text:span> и <text:span text:style-name="T1">threshold</text:span> Формулы <text:span text:style-name="T63">1</text:span> были установлены в соответствии с результатами процедуры оценки эффективности шаблонов, которая описывается в следующем разделе. В результате мы получили файл <text:span text:style-name="T4">raw_patterns.txt</text:span>, содержащий сырые шаблоны и файл <text:span text:style-name="T4">err_raw_patterns.txt</text:span>, содержащий исключения, т. е. слова, которые не могут быть правильно разделены на слоги используя сгенерированные шаблоны. Эти исключения возникают в основном за счет того, что мы, в целях обобщения шаблонов, ограничиваем их длину. Таким образом список исключений содержит много однокоренных слов с «длинными» корнями, равно как и слов с «необычными» суффиксами, к примеру:</text:p>
      <table:table table:name="Table1" table:style-name="Table1">
        <table:table-column table:style-name="Table1.A"/>
        <table:table-row>
          <table:table-cell table:style-name="Table1.A1" office:value-type="string">
            <text:p text:style-name="P22">бо-лѣ́-зней</text:p>
          </table:table-cell>
        </table:table-row>
        <table:table-row>
          <table:table-cell table:style-name="Table1.A1" office:value-type="string">
            <text:p text:style-name="P22">бо-лѣ́-знемъ</text:p>
          </table:table-cell>
        </table:table-row>
        <table:table-row>
          <table:table-cell table:style-name="Table1.A1" office:value-type="string">
            <text:p text:style-name="P22">бо-лѣ́-знен-нѡ</text:p>
          </table:table-cell>
        </table:table-row>
        <table:table-row>
          <table:table-cell table:style-name="Table1.A1" office:value-type="string">
            <text:p text:style-name="P22">бо-лѣ́-знен-ны-ѧ</text:p>
          </table:table-cell>
        </table:table-row>
        <table:table-row>
          <table:table-cell table:style-name="Table1.A1" office:value-type="string">
            <text:p text:style-name="P22">бо-лѣ́-зни</text:p>
          </table:table-cell>
        </table:table-row>
      </table:table>
      <text:p text:style-name="P16"/>
      <text:p text:style-name="P20">Такие слова могут быть заменены одним шаблоном (в данном случае, шаблоном <text:span text:style-name="T42">.болѣ́7зн</text:span>), что было сделано вручную для всех слов в списке исключений. В результате мы получаем файл <text:span text:style-name="T4">root_patterns.txt</text:span>, который содержит перечень «длинных» шаблонов.</text:p>
      <text:p text:style-name="P2">На следующем этапе нам необходимо добавить запрещающие шаблоны для случаев, где перенос абсолютно недопустим. С этой целью мы прописываем шаблоны, запрещающие:</text:p>
      <text:list xml:id="list4518325917880359192" text:style-name="L1">
        <text:list-item>
          <text:p text:style-name="P27">перенос внутри диграфа <text:span text:style-name="T42">ᲂу</text:span>, который может кодироваться в Юникоде и как <text:span text:style-name="T4">U+1C82 U+0443</text:span>, и как <text:span text:style-name="T4">U+043E U+0443</text:span>;</text:p>
        </text:list-item>
        <text:list-item>
          <text:p text:style-name="P26">перенос перед выносными символами ударения и придыхания, перед кендемой, титлом, и выносными буквами(Полный перечень символов вместе с их кодовыми точками в Юникоде, а также полный перечень возможных слов с титлом или буквенными титлами см. Andreev, Shardt, and Simmons 2015);</text:p>
        </text:list-item>
        <text:list-item>
          <text:p text:style-name="P26">перенос перед символом ерок (<text:span text:style-name="T4">U+2E2F</text:span>) и перед буквами ер (<text:span text:style-name="T4">U+044A</text:span>) и ерь (<text:span text:style-name="T4">U+044C</text:span>);</text:p>
        </text:list-item>
        <text:list-item>
          <text:p text:style-name="P26">перенос вокруг символов паерк (<text:span text:style-name="T4">U+A67F</text:span>) и кавыка (<text:span text:style-name="T4">U+A67E</text:span>).</text:p>
        </text:list-item>
      </text:list>
      <text:p text:style-name="P21">Получив на данном этапе полный перечень шаблонов слогоделения, мы далее создаем на его основе перечень шаблонов переноса. Разница заключается в том, что при слогоделении возможно отделение однобуквенного слога (напомним пример <text:span text:style-name="T43">є҆-вре́-и</text:span>), однако переносить допускается только однобуквенные слоги <text:span text:style-name="T43">ѡ҆-</text:span><text:span text:style-name="T64"> </text:span>и <text:span text:style-name="T43">ѿ-</text:span><text:span text:style-name="T64"> </text:span>и диграф <text:span text:style-name="T43">ᲂу҆-</text:span>. Так как любой начальной гласной в современном церковнославянском языке обязательно следует символ придыхания, мы не можем ограничиться заданием параметров <text:span text:style-name="T4">lefthyphenmin</text:span> и <text:span text:style-name="T4">righthyphenmin</text:span>, отвечающих за минимальное количество символов, допустимых для <text:soft-page-break/>переноса в начале или конце слова. Поэтому мы вручную прописываем шаблоны, запрещающие перенос одной буквы в начале и конце слов, за исключением допустимых для переноса слогов.</text:p>
      <text:p text:style-name="P13">Наконец на последнем этапе мы учитываем проблему нормализации текста, закодированного в Юникоде. Некоторые комбинации букв с диакритическими знаками закодированы в Юникоде на отдельных кодовых точках (к примеру, буква <text:span text:style-name="T1">й</text:span>). Такие буквы имеют два возможных, канонически тождественных представления; для решения проблемы взаимодействия этих представлений существует Алгоритм нормализации Юникода (<text:span text:style-name="T64">Unicode Normalization Algorithm</text:span>)(Подробности см. Davis and Whistler 2016). Все словоформы в нашем первоначальном словаре были представлены в Нормализированной форме C (<text:span text:style-name="T64">Normal Form C</text:span>). Теперь мы создаем в необходимых случаях соответствующие представления в Нормализированной форме D (<text:span text:style-name="T64">Normal Form D</text:span>). На этом этапе мы также учитываем наличие других возможных <text:span text:style-name="T64">двусмысленных</text:span> представлений(Специфику нормализации церковнославянского текста см. в работе Andreev, Shardt, and Simmons 2015). В итоге мы получаем перечень, содержащий 14.<text:span text:style-name="T64">3</text:span>78 шаблонов и 18 исключений, который теперь может быть загружен в TeX.</text:p>
      <text:h text:style-name="P24" text:outline-level="2">Анализ эффективности шаблонов</text:h>
      <text:p text:style-name="P16">По построению, созданные шаблоны для TeX будут давать правильный перенос для всех слов, включенных в словарь, использованный для создания шаблонов. Остается ответить на вопрос, насколько эти шаблоны полезны для слогоделения других слов. В своей диссертации Льянг также работал с относительно небольшим словарем и проверил его на нескольких текстах, содержащих новые слова. Отметив, что алгоритм хорошо справляется со многоми новыми словами, он однако не дал никаких количественных оценок. Многие разработчики шаблонов либо используют достаточно полные словари (и при этом задача обобщения на новые слова не актуальна), либо создают шаблоны вручную, если правила переноса языка достаточно просты. Таким образом, насколько нам известно, какие-то попытки количественного тестирования шаблонов TeX ранее не предпринимались.</text:p>
      <text:p text:style-name="P14">В целях такого тестирования мы использовали метод перекрестной проверки (<text:span text:style-name="T65">cross-validation</text:span>). Изначальный словарь разделенных по слогам слов <text:span text:style-name="T1">D</text:span> делится на <text:span text:style-name="T1">N</text:span> равных по количеству слов разделов <text:span text:style-name="T1">d</text:span>, так что <text:span text:style-name="T1">D</text:span> = ∪<text:span text:style-name="T7">i</text:span><text:span text:style-name="T6"> = 1</text:span><text:span text:style-name="T9">N</text:span><text:span text:style-name="T1">d</text:span><text:span text:style-name="T7">i</text:span>. Далее отбираются <text:span text:style-name="T1">N</text:span> наборов данных для ген<text:span text:style-name="T65">ер</text:span>ирования шаблонов и <text:span text:style-name="T1">N</text:span> наборов данных для тестирования шаблонов: набор данных для ген<text:span text:style-name="T66">ер</text:span>ирования шаблонов <text:span text:style-name="T1">i</text:span> является просто разделом <text:span text:style-name="T1">d</text:span><text:span text:style-name="T7">i</text:span>, а набор для тестирования – всем словарем с исключенным разделом <text:span text:style-name="T1">d</text:span><text:span text:style-name="T7">i</text:span>, т. е.  ∪<text:span text:style-name="T7">j</text:span><text:span text:style-name="T6"> ≠ </text:span><text:span text:style-name="T7">i</text:span><text:span text:style-name="T1">d</text:span><text:span text:style-name="T7">j</text:span>. Теперь мы генерируем шаблоны используя каждый из этих <text:span text:style-name="T1">N</text:span> наборов и тестируем эти шаблоны на его наборе для тестирования. Мы измеряем эффективность <text:span text:style-name="T1">i</text:span>-ных шаблонов по определению слогоделения набора для тестирования для каждого из <text:span text:style-name="T1">N</text:span> наборов. Наша задача – максимизировать среднее значение этой эффективности по <text:span text:style-name="T1">N</text:span> наборам данных (что в статистическом анализе известно как <text:span text:style-name="T3">N</text:span><text:span text:style-name="T67">-fold performance</text:span>). Так как по построению, <text:span text:style-name="T1">d</text:span><text:span text:style-name="T7">i</text:span> и  ∪<text:span text:style-name="T7">j</text:span><text:span text:style-name="T6">≠</text:span><text:span text:style-name="T7">i</text:span><text:span text:style-name="T8"> </text:span><text:span text:style-name="T1">d</text:span><text:span text:style-name="T7">j</text:span> содержат разные слова, то мы можем считать, что результаты отражают реальную ситуацию обобщения шаблонов для слов, не включенных в изначальный словарь. При генерировании наборов слов <text:span text:style-name="T1">d</text:span><text:span text:style-name="T7">i</text:span> и  ∪<text:span text:style-name="T7">j</text:span><text:span text:style-name="T6"> ≠ </text:span><text:span text:style-name="T7">i</text:span><text:span text:style-name="T1">d</text:span><text:span text:style-name="T7">j</text:span> мы не перемешиваем слова с целью гарантировать, что наборы не содержат однокоренных слов.</text:p>
      <text:p text:style-name="P2"><text:soft-page-break/>Для генерирования шаблонов помимо параметров <text:span text:style-name="T1">good</text:span>_<text:span text:style-name="T1">wt</text:span>, <text:span text:style-name="T1">bad</text:span>_<text:span text:style-name="T1">wt</text:span> и <text:span text:style-name="T1">threshold</text:span> Формулы <text:span text:style-name="T68">1</text:span>, мы также можем установить количество уровней шаблонов (от одного до девяти). Эмпирические наблюдения показали, что наличие уровней 3 и выше никак не повышает эффективность шаблонов. Таким образом, оптимальным количеством уровней является ровно два: один уровень разрешающих шаблонов и один уровень запрещающих шаблонов. Далее, мы можем контролировать длину шаблонов. Наши наблюдения показали, что разрешающие шаблоны длиной в од<text:span text:style-name="T69">ин символ</text:span> приводят к большому количеству ошибок; с другой стороны, очень эффективны запрещающие шаблоны длиной в один символ. Что же касается длинных шаблонов, то шаблоны длиной в более чем четыре символа бесполезны, так как не улучшают точность предсказания переносов на новых словах. Таким образом мы ограничиваемся разрешающими шаблонами длиной в два, три или четыре символа. Наконец, при выборе параметров отбора шаблонов <text:span text:style-name="T1">good</text:span>_<text:span text:style-name="T1">wt</text:span>, <text:span text:style-name="T1">bad</text:span>_<text:span text:style-name="T1">wt</text:span> и <text:span text:style-name="T1">threshold</text:span> мы можем контролировать отбор шаблонов либо путем переменной <text:span text:style-name="T1">bad</text:span>_<text:span text:style-name="T1">wt</text:span>, либо переменной <text:span text:style-name="T1">threshold</text:span>. На практике оказывается, что лучше всего установить <text:span text:style-name="T1">threshold</text:span> = 1 и увеличивать параметр <text:span text:style-name="T1">bad</text:span>_<text:span text:style-name="T1">wt</text:span>.</text:p>
      <text:p text:style-name="P2">Итак, мы остановились на двухуровневом наборе шаблонов. Первый уровень создает потенциальные позиции слогоделения, а второй уровень запрещает некоторые из них. При такой схеме, для достижения наилучшего результата, требуется, чтобы первый уровень шаблонов находил наибольшее количество правильных точек слогоделения, при этом не предлагая слишком много неправильных точек. С другой стороны, второй уровень должен запрещать как можно больше неправильных точек слогоделения и пропускать практически все правильные. Но поскольку уровни шаблонов в методе Льянга генерируются последовательно, то невозможно создать одновременно хорошие шаблоны и для первого и для второго уровней. Если, например, мы подбираем параметры генерации и получаем очень хороший разрешающий уровень, то для создания второго, запрещающего, уровня мы будем иметь слишком мало примеров неправильного слогоделения; в этом случае второму уровню просто не хватит данных для обобщения всех возможных точек неправильного слогоделения и создания качественных шаблонов. Чтобы достичь высокого качества шаблонов второго уровня мы изобрели следующий прием: после оптимизации параметров для получения наиболее качественного первого уровня, мы искусственно ухудшаем первый уровень с целью значительного увеличения количества неправильных точек слогоделения. И на таких примерах мы генерируем второй уровень, стараясь оптимиз<text:span text:style-name="T69">и</text:span>ровать эффективность именно второго уровня. После этого окончательный набор шаблонов строится путем комбинирования шаблонов этих двух отдельных генераций: к лучшему результату шаблонов первого уров<text:span text:style-name="T69">ня</text:span> добавляются лучшие результаты шаблонов второго уровня. Как показала перекрестная проверка, такой метод снижает абсолютный процент ошибок на 1–2% (что, при общем количестве ошибок около 10%, является значительным улучшением).</text:p>
      <text:p text:style-name="P37"><text:span text:style-name="T69">Таблица</text:span> <text:sequence text:ref-name="refTable0" text:name="Table" text:formula="ooow:Table+1" style:num-format="1">1</text:sequence>: Результаты перекрестной проверки</text:p>
      <table:table table:name="Table2" table:style-name="Table2">
        <table:table-column table:style-name="Table2.A" table:number-columns-repeated="4"/>
        <table:table-header-rows>
          <table:table-row>
            <table:table-cell table:style-name="Table2.A1" office:value-type="string">
              <text:p text:style-name="P33"/>
            </table:table-cell>
            <table:table-cell table:style-name="Table2.A1" table:number-columns-spanned="2" office:value-type="string">
              <text:p text:style-name="P31">количество неправильных слогоделений</text:p>
            </table:table-cell>
            <table:covered-table-cell/>
            <table:table-cell table:style-name="Table2.D1" office:value-type="string">
              <text:p text:style-name="P30"/>
            </table:table-cell>
          </table:table-row>
        </table:table-header-rows>
        <table:table-row>
          <table:table-cell table:style-name="Table2.A2" office:value-type="string">
            <text:p text:style-name="P33"/>
          </table:table-cell>
          <table:table-cell table:style-name="Table2.A2" office:value-type="string">
            <text:p text:style-name="P32">пропущенных</text:p>
          </table:table-cell>
          <table:table-cell table:style-name="Table2.A2" office:value-type="string">
            <text:p text:style-name="P32">ошибочных</text:p>
          </table:table-cell>
          <table:table-cell table:style-name="Table2.D2" office:value-type="string">
            <text:p text:style-name="P32"><text:span text:style-name="T1">F</text:span>-статистика</text:p>
          </table:table-cell>
        </table:table-row>
        <table:table-row>
          <table:table-cell table:style-name="Table2.A2" office:value-type="string">
            <text:p text:style-name="P30"><text:span text:style-name="T1">N</text:span> = 2</text:p>
          </table:table-cell>
          <table:table-cell table:style-name="Table2.A2" office:value-type="string">
            <text:p text:style-name="P30">10,4% </text:p>
          </table:table-cell>
          <table:table-cell table:style-name="Table2.A2" office:value-type="string">
            <text:p text:style-name="P30">4,5<text:span text:style-name="T69">0</text:span>%</text:p>
          </table:table-cell>
          <table:table-cell table:style-name="Table2.D2" office:value-type="string">
            <text:p text:style-name="P30">92,5</text:p>
          </table:table-cell>
        </table:table-row>
        <text:soft-page-break/>
        <table:table-row>
          <table:table-cell table:style-name="Table2.A2" office:value-type="string">
            <text:p text:style-name="P30"><text:span text:style-name="T1">N</text:span> = 3</text:p>
          </table:table-cell>
          <table:table-cell table:style-name="Table2.A2" office:value-type="string">
            <text:p text:style-name="P30">8,7<text:span text:style-name="T69">0</text:span>%</text:p>
          </table:table-cell>
          <table:table-cell table:style-name="Table2.A2" office:value-type="string">
            <text:p text:style-name="P30">4,1<text:span text:style-name="T69">0</text:span>%</text:p>
          </table:table-cell>
          <table:table-cell table:style-name="Table2.D2" office:value-type="string">
            <text:p text:style-name="P30">93,5</text:p>
          </table:table-cell>
        </table:table-row>
        <table:table-row>
          <table:table-cell table:style-name="Table2.A2" office:value-type="string">
            <text:p text:style-name="P30"><text:span text:style-name="T1">N</text:span> = 4</text:p>
          </table:table-cell>
          <table:table-cell table:style-name="Table2.A2" office:value-type="string">
            <text:p text:style-name="P30">8,8<text:span text:style-name="T69">0</text:span>%</text:p>
          </table:table-cell>
          <table:table-cell table:style-name="Table2.A2" office:value-type="string">
            <text:p text:style-name="P30">4,2<text:span text:style-name="T69">0</text:span>%</text:p>
          </table:table-cell>
          <table:table-cell table:style-name="Table2.D2" office:value-type="string">
            <text:p text:style-name="P30">93,4</text:p>
          </table:table-cell>
        </table:table-row>
      </table:table>
      <text:p text:style-name="P28"><text:line-break/>Мы использовали сценарии, выполняющие перекрестную проверку с <text:span text:style-name="T1">N</text:span> = 2, 3 и 4 разделами. Результаты представлены в Таблице <text:span text:style-name="T69">1</text:span>. Суммируя количество пропущенных мест для слогоделения и количество неправильных слогоделений при <text:span text:style-name="T1">N</text:span> = 3, общее количество ошибок равно 12,8%. Так как наш словарь содержит 90% самых употребляемых слов церковнославянского языка, для которых алгоритм будет обязательно выдавать правильное слогоделение, то в среднем мы можем ожидать, что для какого-то текста, алгоритм пропустит возможное слогоделение в 0,87% случаев и сделает ошибочное слогоделение в 0,41% случаев. Пропущенное слогоделение будет незаметно для пользователя, так как в этом случае TeX просто выберет другое, менее оптимальное место для переноса. Но ошибочное слогоделение будет нарушать орфографические правила церковнославянского языка и «резать глаз». Если предположить, что случаи появления слова на странице являются независимыми событиями, и что в среднем страница печатного текста содержит около 10 переносов, то мы можем заключить, что риск получить ошибочное слогоделение на какой-то странице равен около 4,0%. Этот результат может быть улучшен расширением изначального словаря разделенных по слогам слов.</text:p>
      <text:h text:style-name="P23" text:outline-level="1">Заключение</text:h>
      <text:p text:style-name="First_20_paragraph"><text:span text:style-name="T10">Необходимые для записи церковнославянского языка символы появились в пятой версии Юникода в 2008 г. Однако долгое время отсутствие шрифтов и утилит затрудняло работу с церковнославянским текстом. Разработанные нами шаблоны переноса для системы компьютерной типографики TeX восполняют этот пробел в компьютерных технологиях и позволяют верстать церковнославянский текст в TeX и производных системах и </text:span><text:span text:style-name="T12">XeTeX и LuaTeX</text:span><text:span text:style-name="T10">. Установив распространяемый нами свободный пакет </text:span><text:span text:style-name="T5">churchslavonic</text:span><text:span text:style-name="T10"><text:note text:id="ftn5" text:note-class="footnote"><text:note-citation>5</text:note-citation><text:note-body><text:p text:style-name="Footnote"><text:span text:style-name="T10">Либо с сайта </text:span><text:a xlink:type="simple" xlink:href="http://www.ctan.org/pkg/churchslavonic"><text:span text:style-name="Definition"><text:span text:style-name="T10">http://www.ctan.org/pkg/churchslavonic</text:span></text:span></text:a><text:span text:style-name="T10">, либо посредством утилиты </text:span><text:span text:style-name="T70">tlmgr</text:span><text:span text:style-name="T10">.</text:span></text:p></text:note-body></text:note></text:span><text:span text:style-name="T10">, пользователи могут получить доступ к церковнославянским шрифтам, разработанным шаблонам и ряду дополнительных макрокоманд для церковнославянской типографики. Как мы показали в этой статье, несмотря на ограниченный объем словаря, использованного для генерирования шаблонов, они дают вполне допустимые для компьютерной типографики результаты. Переложение алгоритма слогоделения TeX существует и в ряде других языков программирования, в том числе Haskell, JavaScript, Perl, Python и Ruby, так что разработанные шаблоны также могут использоваться и в этих средах программирования. Алгоритм используется и рядом программ набора и верстки текста, в том числе свободной программой </text:span><text:span text:style-name="T5">LibreOffice</text:span><text:span text:style-name="T10">. Нами также разработана надстройка (</text:span><text:span text:style-name="T5">extension</text:span><text:span text:style-name="T10">) для </text:span><text:span text:style-name="T5">LibreOffice 5.0</text:span><text:span text:style-name="T10"><text:note text:id="ftn6" text:note-class="footnote"><text:note-citation>6</text:note-citation><text:note-body><text:p text:style-name="Footnote"><text:span text:style-name="T10">См. </text:span><text:a xlink:type="simple" xlink:href="http://extensions.libreoffice.org/extension-center/church-slavonic-dictionary"><text:span text:style-name="Definition"><text:span text:style-name="T10">http://extensions.libreoffice.org/extension-center/church-slavonic-dictionary</text:span></text:span></text:a><text:span text:style-name="T10">.</text:span></text:p></text:note-body></text:note></text:span><text:span text:style-name="T10">, предоставляющая шаблоны переноса для церковнославянского языка, и позволяющая верстать церковнославянский текст и в этом популярном приложении.</text:span></text:p>
      <text:h text:style-name="Heading_20_3" text:outline-level="3"><text:soft-page-break/>Источники и литература</text:h>
      <text:p text:style-name="P28">Грот, Я.<text:span text:style-name="T69"> </text:span>К. 1902. <text:span text:style-name="T1">Русское Правописание</text:span>. СПб.: Тип. Императорской Академии наук.</text:p>
      <text:p text:style-name="Text_20_body"><text:span text:style-name="T10">Andreev, Aleksandr, Yuri Shardt, and Nikita Simmons. 2015. </text:span><text:span text:style-name="T11">Unicode Technical Note 41: Church Slavonic Typography in Unicode</text:span><text:span text:style-name="T10">. </text:span><text:a xlink:type="simple" xlink:href="http://www.unicode.org/notes/tn41/"><text:span text:style-name="Definition"><text:span text:style-name="T10">http://www.unicode.org/notes/tn41/</text:span></text:span></text:a><text:span text:style-name="T10">.</text:span></text:p>
      <text:p text:style-name="Text_20_body"><text:span text:style-name="T10">Davis, Mark, and Ken Whistler. 2016. </text:span><text:span text:style-name="T11">Unicode Standard Annex 15: Unicode Normalization Forms</text:span><text:span text:style-name="T10">. Unicode Consortium. </text:span><text:a xlink:type="simple" xlink:href="http://www.unicode.org/reports/tr15/"><text:span text:style-name="Definition"><text:span text:style-name="T10">http://www.unicode.org/reports/tr15/</text:span></text:span></text:a><text:span text:style-name="T10">.</text:span></text:p>
      <text:p text:style-name="P2">Ferguson, Michael J. 1990. “Report on Multilingual Activities.” <text:span text:style-name="T1">TUGboat</text:span> 11 (4).</text:p>
      <text:p text:style-name="P2">Haralambous, Yannis. 1992. “Hyphenation Patterns for Ancient Greek and Latin.” <text:span text:style-name="T1">TUGboat</text:span> 13 (4): 459–467.</text:p>
      <text:p text:style-name="P2">———. 1993. <text:span text:style-name="T1">A Small Tutorial on the Multilingual Features of PatGen2</text:span>.</text:p>
      <text:p text:style-name="P2">Knuth, D. E. 1979. <text:span text:style-name="T1">TeX and METAFONT: New Directions in Typesetting</text:span>. Digital Press.</text:p>
      <text:p text:style-name="P2">Liang, Franklin Mark. 1983. “Word Hy-Phen-a-Tion by Com-Put-Er.” Docthesis.</text:p>
      <text:p text:style-name="P2">Sojka, Petr, and David Antoš. 2003. “Context Sensitive Pattern Based Segmentation: a Thai Challenge.” In <text:span text:style-name="T1">Proceedings of EACL 2003 Workshop on Computational Linguistics for South Asian Languages</text:span>, 65–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Ponomar Unicode" svg:font-family="'Ponomar Unicode'"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ru" fo:country="RU"/>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Автоматизация слогоделения и переноса слов в церковнославянских текстах</dc:title>
    <dc:date>2016-07-14T05:09:44.884622849</dc:date>
    <dc:creator>Aleksandr </dc:creator>
    <meta:editing-duration>PT41M49S</meta:editing-duration>
    <meta:editing-cycles>39</meta:editing-cycles>
    <meta:generator>LibreOffice/4.2.8.2$Linux_X86_64 LibreOffice_project/420m0$Build-2</meta:generator>
    <meta:document-statistic meta:table-count="2" meta:image-count="0" meta:object-count="0" meta:page-count="10" meta:paragraph-count="88" meta:word-count="3359" meta:character-count="25774" meta:non-whitespace-character-count="22507"/>
  </office:meta>
</office:document-meta>
</file>